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M Mono Prop 10" svg:font-family="'LM Mono Prop 10'" style:font-pitch="variable"/>
    <style:font-face style:name="DejaVu Serif" svg:font-family="'DejaVu Serif'"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style:font-name="Arial" fo:font-size="11pt" officeooo:rsid="0011196d" officeooo:paragraph-rsid="0011196d" style:font-size-asian="11pt" style:font-size-complex="11pt"/>
    </style:style>
    <style:style style:name="P2" style:family="paragraph" style:parent-style-name="Standard">
      <style:text-properties style:font-name="Arial" fo:font-size="11pt" officeooo:rsid="0011196d" officeooo:paragraph-rsid="001f3568" style:font-size-asian="11pt" style:font-size-complex="11pt"/>
    </style:style>
    <style:style style:name="P3" style:family="paragraph" style:parent-style-name="Standard">
      <style:text-properties style:font-name="Arial" fo:font-size="11pt" officeooo:rsid="0013ec0e" officeooo:paragraph-rsid="0013ec0e" style:font-size-asian="11pt" style:font-size-complex="11pt"/>
    </style:style>
    <style:style style:name="P4" style:family="paragraph" style:parent-style-name="Standard">
      <style:text-properties style:font-name="Arial" fo:font-size="11pt" officeooo:rsid="0014adf3" officeooo:paragraph-rsid="0014adf3" style:font-size-asian="11pt" style:font-size-complex="11pt"/>
    </style:style>
    <style:style style:name="P5" style:family="paragraph" style:parent-style-name="Standard">
      <style:text-properties style:font-name="Arial" fo:font-size="11pt" officeooo:rsid="0017530d" officeooo:paragraph-rsid="0017530d" style:font-size-asian="11pt" style:font-size-complex="11pt"/>
    </style:style>
    <style:style style:name="P6" style:family="paragraph" style:parent-style-name="Standard">
      <style:text-properties style:font-name="Arial" fo:font-size="11pt" officeooo:rsid="0018d1ee" officeooo:paragraph-rsid="0018d1ee" style:font-size-asian="11pt" style:font-size-complex="11pt"/>
    </style:style>
    <style:style style:name="P7" style:family="paragraph" style:parent-style-name="Standard">
      <style:text-properties style:font-name="Arial" fo:font-size="11pt" officeooo:rsid="001f3568" officeooo:paragraph-rsid="001f3568" style:font-size-asian="11pt" style:font-size-complex="11pt"/>
    </style:style>
    <style:style style:name="P8" style:family="paragraph" style:parent-style-name="Standard">
      <style:text-properties style:font-name="Arial" fo:font-size="11pt" officeooo:rsid="00247d0b" officeooo:paragraph-rsid="00247d0b" style:font-size-asian="11pt" style:font-size-complex="11pt"/>
    </style:style>
    <style:style style:name="P9" style:family="paragraph" style:parent-style-name="Standard">
      <style:text-properties style:font-name="Arial" fo:font-size="11pt" fo:font-weight="bold" officeooo:rsid="0014adf3" officeooo:paragraph-rsid="0014adf3" style:font-size-asian="11pt" style:font-weight-asian="bold" style:font-size-complex="11pt" style:font-weight-complex="bold"/>
    </style:style>
    <style:style style:name="P10" style:family="paragraph" style:parent-style-name="Standard">
      <style:text-properties style:font-name="Arial" fo:font-size="11pt" fo:font-weight="bold" officeooo:rsid="0013ec0e" officeooo:paragraph-rsid="0013ec0e" style:font-size-asian="11pt" style:font-weight-asian="bold" style:font-size-complex="11pt" style:font-weight-complex="bold"/>
    </style:style>
    <style:style style:name="P11" style:family="paragraph" style:parent-style-name="Standard">
      <style:text-properties style:font-name="Arial" fo:font-size="11pt" fo:font-weight="bold" officeooo:rsid="00247d0b" officeooo:paragraph-rsid="00247d0b" style:font-size-asian="11pt" style:font-weight-asian="bold" style:font-size-complex="11pt" style:font-weight-complex="bold"/>
    </style:style>
    <style:style style:name="P12" style:family="paragraph" style:parent-style-name="Standard">
      <style:text-properties style:font-name="Arial" fo:font-size="11pt" fo:font-weight="bold" officeooo:rsid="0011196d" officeooo:paragraph-rsid="0011196d" style:font-size-asian="11pt" style:font-weight-asian="bold" style:font-size-complex="11pt" style:font-weight-complex="bold"/>
    </style:style>
    <style:style style:name="P13" style:family="paragraph" style:parent-style-name="Standard">
      <style:text-properties style:font-name="Arial" fo:font-size="11pt" fo:font-style="normal" fo:font-weight="bold" officeooo:rsid="0011196d" officeooo:paragraph-rsid="0011196d" style:font-size-asian="11pt" style:font-style-asian="normal" style:font-weight-asian="bold" style:font-size-complex="11pt" style:font-style-complex="normal" style:font-weight-complex="bold"/>
    </style:style>
    <style:style style:name="P14" style:family="paragraph" style:parent-style-name="Standard">
      <style:text-properties style:font-name="Arial" fo:font-size="11pt" fo:font-weight="normal" officeooo:rsid="00247d0b" officeooo:paragraph-rsid="00247d0b" style:font-size-asian="11pt" style:font-weight-asian="normal" style:font-size-complex="11pt" style:font-weight-complex="normal"/>
    </style:style>
    <style:style style:name="P15" style:family="paragraph" style:parent-style-name="Standard">
      <style:text-properties style:font-name="Arial" fo:font-size="11pt" fo:font-style="italic" fo:font-weight="normal" officeooo:rsid="00247d0b" officeooo:paragraph-rsid="00247d0b" style:font-size-asian="11pt" style:font-style-asian="italic" style:font-weight-asian="normal" style:font-size-complex="11pt" style:font-style-complex="italic" style:font-weight-complex="normal"/>
    </style:style>
    <style:style style:name="P16" style:family="paragraph" style:parent-style-name="Standard">
      <style:text-properties style:font-name="Arial" fo:font-size="11pt" fo:font-style="italic" officeooo:rsid="00247d0b" officeooo:paragraph-rsid="00247d0b" style:font-size-asian="11pt" style:font-style-asian="italic" style:font-size-complex="11pt" style:font-style-complex="italic"/>
    </style:style>
    <style:style style:name="P17" style:family="paragraph" style:parent-style-name="Standard">
      <style:text-properties style:font-name="Arial" fo:font-size="11pt" fo:font-style="italic" officeooo:rsid="0026a223" officeooo:paragraph-rsid="0026a223" style:font-size-asian="11pt" style:font-style-asian="italic" style:font-size-complex="11pt" style:font-style-complex="italic"/>
    </style:style>
    <style:style style:name="P18" style:family="paragraph" style:parent-style-name="Standard">
      <style:text-properties fo:color="#000000" style:font-name="Arial" fo:font-size="11pt" officeooo:rsid="0026a223" officeooo:paragraph-rsid="0026a223" style:font-size-asian="11pt" style:font-size-complex="11pt" loext:shadow="none"/>
    </style:style>
    <style:style style:name="P19" style:family="paragraph" style:parent-style-name="Standard" style:master-page-name="">
      <style:paragraph-properties fo:margin-left="0.5in" fo:margin-right="0.5in" fo:margin-top="0in" fo:margin-bottom="0in" loext:contextual-spacing="false" fo:line-height="100%" fo:text-indent="0in" style:auto-text-indent="false" style:page-number="auto"/>
      <style:text-properties style:font-name="Arial" fo:font-size="11pt" officeooo:rsid="0017530d" officeooo:paragraph-rsid="0017530d" style:font-size-asian="11pt" style:font-size-complex="11pt"/>
    </style:style>
    <style:style style:name="P20" style:family="paragraph" style:parent-style-name="Standard">
      <style:paragraph-properties fo:margin-left="0.5in" fo:margin-right="0.5in" fo:margin-top="0in" fo:margin-bottom="0in" loext:contextual-spacing="false" fo:line-height="100%" fo:text-indent="0in" style:auto-text-indent="false"/>
      <style:text-properties style:font-name="Arial" fo:font-size="11pt" officeooo:rsid="0017530d" officeooo:paragraph-rsid="0017530d" style:font-size-asian="11pt" style:font-size-complex="11pt"/>
    </style:style>
    <style:style style:name="P21" style:family="paragraph" style:parent-style-name="Text_20_body">
      <style:paragraph-properties fo:margin-left="0.5in" fo:margin-right="0.5in" fo:margin-top="0in" fo:margin-bottom="0in" loext:contextual-spacing="false" fo:line-height="100%" fo:text-indent="0in" style:auto-text-indent="false"/>
      <style:text-properties style:font-name="Arial" fo:font-size="11pt" officeooo:rsid="0017530d" officeooo:paragraph-rsid="0017530d" style:font-size-asian="11pt" style:font-size-complex="11pt"/>
    </style:style>
    <style:style style:name="P22" style:family="paragraph" style:parent-style-name="Standard">
      <style:paragraph-properties fo:margin-left="0.5in" fo:margin-right="0.5in" fo:text-indent="0in" style:auto-text-indent="false"/>
      <style:text-properties style:font-name="Arial" fo:font-size="11pt" officeooo:rsid="0018d1ee" officeooo:paragraph-rsid="0018d1ee" style:font-size-asian="11pt" style:font-size-complex="11pt"/>
    </style:style>
    <style:style style:name="P23" style:family="paragraph" style:parent-style-name="Standard">
      <style:paragraph-properties fo:margin-left="0.5in" fo:margin-right="0.5in" fo:text-indent="0in" style:auto-text-indent="false"/>
      <style:text-properties style:font-name="Arial" fo:font-size="11pt" officeooo:rsid="0014adf3" officeooo:paragraph-rsid="0014adf3" style:font-size-asian="11pt" style:font-size-complex="11pt"/>
    </style:style>
    <style:style style:name="P24" style:family="paragraph" style:parent-style-name="Standard">
      <style:paragraph-properties fo:margin-left="0.5in" fo:margin-right="0.5in" fo:text-indent="0in" style:auto-text-indent="false"/>
      <style:text-properties style:font-name="LM Mono Prop 10" fo:font-size="11pt" officeooo:rsid="0014adf3" officeooo:paragraph-rsid="0014adf3" style:font-size-asian="11pt" style:font-size-complex="11pt"/>
    </style:style>
    <style:style style:name="P25" style:family="paragraph" style:parent-style-name="Standard">
      <style:paragraph-properties fo:break-before="page"/>
      <style:text-properties style:font-name="Arial" fo:font-size="11pt" fo:font-weight="bold" officeooo:rsid="00247d0b" officeooo:paragraph-rsid="00247d0b" style:font-size-asian="11pt" style:font-weight-asian="bold" style:font-size-complex="11pt" style:font-weight-complex="bold"/>
    </style:style>
    <style:style style:name="P26" style:family="paragraph" style:parent-style-name="Standard" style:list-style-name="L1">
      <style:text-properties style:font-name="Arial" fo:font-size="11pt" officeooo:rsid="0011196d" officeooo:paragraph-rsid="0011196d" style:font-size-asian="11pt" style:font-size-complex="11pt"/>
    </style:style>
    <style:style style:name="P27" style:family="paragraph" style:parent-style-name="Standard" style:list-style-name="L1">
      <style:text-properties style:font-name="Arial" fo:font-size="11pt" officeooo:rsid="0011196d" officeooo:paragraph-rsid="001f3568" style:font-size-asian="11pt" style:font-size-complex="11pt"/>
    </style:style>
    <style:style style:name="P28" style:family="paragraph" style:parent-style-name="Standard" style:list-style-name="L2">
      <style:text-properties style:font-name="Arial" fo:font-size="11pt" officeooo:rsid="0011196d" officeooo:paragraph-rsid="001f3568" style:font-size-asian="11pt" style:font-size-complex="11pt"/>
    </style:style>
    <style:style style:name="P29" style:family="paragraph" style:parent-style-name="Standard" style:list-style-name="L3">
      <style:text-properties style:font-name="Arial" fo:font-size="11pt" officeooo:rsid="0011196d" officeooo:paragraph-rsid="001f3568" style:font-size-asian="11pt" style:font-size-complex="11pt"/>
    </style:style>
    <style:style style:name="P30" style:family="paragraph" style:parent-style-name="Standard" style:list-style-name="L3">
      <style:text-properties style:font-name="Arial" fo:font-size="11pt" officeooo:rsid="0011196d" officeooo:paragraph-rsid="0011196d" style:font-size-asian="11pt" style:font-size-complex="11pt"/>
    </style:style>
    <style:style style:name="P31" style:family="paragraph" style:parent-style-name="Standard">
      <style:text-properties style:font-name="Arial" fo:font-size="11pt" officeooo:rsid="0011196d" officeooo:paragraph-rsid="0011196d" style:font-size-asian="11pt" style:font-size-complex="11pt"/>
    </style:style>
    <style:style style:name="P32" style:family="paragraph" style:parent-style-name="Standard" style:list-style-name="L4">
      <style:text-properties style:font-name="Arial" fo:font-size="11pt" officeooo:rsid="00247d0b" officeooo:paragraph-rsid="00247d0b" style:font-size-asian="11pt" style:font-size-complex="11pt"/>
    </style:style>
    <style:style style:name="P33" style:family="paragraph" style:parent-style-name="Standard">
      <style:text-properties style:font-name="Arial" fo:font-size="11pt" fo:font-weight="bold" officeooo:rsid="002fecbb" officeooo:paragraph-rsid="002fecbb" style:font-size-asian="11pt" style:font-weight-asian="bold" style:font-size-complex="11pt" style:font-weight-complex="bold"/>
    </style:style>
    <style:style style:name="P34" style:family="paragraph" style:parent-style-name="Standard" style:list-style-name="L5">
      <style:text-properties fo:color="#000000" style:font-name="Arial" fo:font-size="11pt" officeooo:rsid="0026a223" officeooo:paragraph-rsid="0026a223" style:font-size-asian="11pt" style:font-size-complex="11pt" loext:shadow="none"/>
    </style:style>
    <style:style style:name="P35" style:family="paragraph" style:parent-style-name="Standard" style:list-style-name="L5">
      <style:text-properties fo:color="#000000" style:font-name="Arial" fo:font-size="11pt" officeooo:rsid="0026a223" officeooo:paragraph-rsid="0028dd5e" style:font-size-asian="11pt" style:font-size-complex="11pt" loext:shadow="none"/>
    </style:style>
    <style:style style:name="P36" style:family="paragraph" style:parent-style-name="Standard" style:list-style-name="L5">
      <style:text-properties fo:color="#000000" style:font-name="Arial" fo:font-size="11pt" officeooo:rsid="0026a223" officeooo:paragraph-rsid="002e3dcf" style:font-size-asian="11pt" style:font-size-complex="11pt" loext:shadow="none"/>
    </style:style>
    <style:style style:name="P37" style:family="paragraph" style:parent-style-name="Standard" style:list-style-name="L5">
      <style:text-properties fo:color="#000000" style:font-name="Arial" fo:font-size="11pt" officeooo:rsid="0026a223" officeooo:paragraph-rsid="002b0892" style:font-size-asian="11pt" style:font-size-complex="11pt" loext:shadow="none"/>
    </style:style>
    <style:style style:name="P38" style:family="paragraph" style:parent-style-name="Standard" style:list-style-name="L5">
      <style:text-properties fo:color="#000000" style:font-name="Arial" fo:font-size="11pt" officeooo:rsid="0026a223" officeooo:paragraph-rsid="002c439f" style:font-size-asian="11pt" style:font-size-complex="11pt" loext:shadow="none"/>
    </style:style>
    <style:style style:name="P39" style:family="paragraph" style:parent-style-name="Standard" style:list-style-name="L5">
      <style:text-properties fo:color="#000000" style:font-name="Arial" fo:font-size="11pt" officeooo:rsid="0028dd5e" officeooo:paragraph-rsid="0028dd5e" style:font-size-asian="11pt" style:font-size-complex="11pt" loext:shadow="none"/>
    </style:style>
    <style:style style:name="P40" style:family="paragraph" style:parent-style-name="Standard" style:list-style-name="L5">
      <style:text-properties fo:color="#000000" style:font-name="Arial" fo:font-size="11pt" officeooo:rsid="002a172d" officeooo:paragraph-rsid="002b0892" style:font-size-asian="11pt" style:font-size-complex="11pt" loext:shadow="none"/>
    </style:style>
    <style:style style:name="P41" style:family="paragraph" style:parent-style-name="Standard" style:list-style-name="L5">
      <style:text-properties fo:color="#000000" style:font-name="Arial" fo:font-size="11pt" officeooo:rsid="002b0892" officeooo:paragraph-rsid="002b0892" style:font-size-asian="11pt" style:font-size-complex="11pt" loext:shadow="none"/>
    </style:style>
    <style:style style:name="P42" style:family="paragraph" style:parent-style-name="Standard" style:list-style-name="L5">
      <style:text-properties fo:color="#000000" style:font-name="Arial" fo:font-size="11pt" officeooo:rsid="002b0892" officeooo:paragraph-rsid="002c439f" style:font-size-asian="11pt" style:font-size-complex="11pt" loext:shadow="none"/>
    </style:style>
    <style:style style:name="P43" style:family="paragraph" style:parent-style-name="Standard" style:list-style-name="L5">
      <style:text-properties fo:color="#000000" style:font-name="Arial" fo:font-size="11pt" fo:font-style="normal" fo:font-weight="normal" officeooo:rsid="0028dd5e" officeooo:paragraph-rsid="0028dd5e" style:font-size-asian="11pt" style:font-style-asian="normal" style:font-weight-asian="normal" style:font-size-complex="11pt" style:font-style-complex="normal" style:font-weight-complex="normal" loext:shadow="none"/>
    </style:style>
    <style:style style:name="T1" style:family="text">
      <style:text-properties officeooo:rsid="0013ec0e"/>
    </style:style>
    <style:style style:name="T2" style:family="text">
      <style:text-properties officeooo:rsid="00156a4d"/>
    </style:style>
    <style:style style:name="T3" style:family="text">
      <style:text-properties officeooo:rsid="00186b50"/>
    </style:style>
    <style:style style:name="T4" style:family="text">
      <style:text-properties style:font-name="DejaVu Serif"/>
    </style:style>
    <style:style style:name="T5" style:family="text">
      <style:text-properties style:font-name="DejaVu Serif" fo:font-size="12pt"/>
    </style:style>
    <style:style style:name="T6" style:family="text">
      <style:text-properties officeooo:rsid="001db544"/>
    </style:style>
    <style:style style:name="T7" style:family="text">
      <style:text-properties officeooo:rsid="002228fa"/>
    </style:style>
    <style:style style:name="T8" style:family="text">
      <style:text-properties fo:font-weight="bold" style:font-weight-asian="bold" style:font-weight-complex="bold"/>
    </style:style>
    <style:style style:name="T9" style:family="text">
      <style:text-properties fo:font-weight="bold" officeooo:rsid="0028dd5e" style:font-weight-asian="bold" style:font-weight-complex="bold"/>
    </style:style>
    <style:style style:name="T10" style:family="text">
      <style:text-properties fo:font-weight="bold" officeooo:rsid="00284e06" style:font-weight-asian="bold" style:font-weight-complex="bold"/>
    </style:style>
    <style:style style:name="T11" style:family="text">
      <style:text-properties officeooo:rsid="002574dc"/>
    </style:style>
    <style:style style:name="T12" style:family="text">
      <style:text-properties fo:color="#000000" style:font-name="Arial" loext:shadow="none"/>
    </style:style>
    <style:style style:name="T13" style:family="text">
      <style:text-properties officeooo:rsid="0028dd5e"/>
    </style:style>
    <style:style style:name="T14" style:family="text">
      <style:text-properties fo:font-style="normal" fo:font-weight="bold" officeooo:rsid="00284e06" style:font-style-asian="normal" style:font-weight-asian="bold" style:font-style-complex="normal" style:font-weight-complex="bold"/>
    </style:style>
    <style:style style:name="T15" style:family="text">
      <style:text-properties fo:font-style="normal" fo:font-weight="normal" officeooo:rsid="00284e06" style:font-style-asian="normal" style:font-weight-asian="normal" style:font-style-complex="normal" style:font-weight-complex="normal"/>
    </style:style>
    <style:style style:name="T16" style:family="text">
      <style:text-properties fo:font-style="normal" fo:font-weight="normal" officeooo:rsid="0028dd5e" style:font-style-asian="normal" style:font-weight-asian="normal" style:font-style-complex="normal" style:font-weight-complex="normal"/>
    </style:style>
    <style:style style:name="T17" style:family="text">
      <style:text-properties fo:font-style="normal" fo:font-weight="normal" officeooo:rsid="00299b2d" style:font-style-asian="normal" style:font-weight-asian="normal" style:font-style-complex="normal" style:font-weight-complex="normal"/>
    </style:style>
    <style:style style:name="T18" style:family="text">
      <style:text-properties fo:font-weight="normal" style:font-weight-asian="normal" style:font-weight-complex="normal"/>
    </style:style>
    <style:style style:name="T19" style:family="text">
      <style:text-properties fo:font-weight="normal" officeooo:rsid="002e3dcf" style:font-weight-asian="normal" style:font-weight-complex="normal"/>
    </style:style>
    <style:style style:name="T20" style:family="text">
      <style:text-properties officeooo:rsid="002a172d"/>
    </style:style>
    <style:style style:name="T21" style:family="text">
      <style:text-properties officeooo:rsid="002c439f"/>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8402in" fo:text-indent="-0.25in" fo:margin-left="0.8402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0902in" fo:text-indent="-0.25in" fo:margin-left="1.09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402in" fo:text-indent="-0.25in" fo:margin-left="1.34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902in" fo:text-indent="-0.25in" fo:margin-left="1.59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402in" fo:text-indent="-0.25in" fo:margin-left="1.84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0902in" fo:text-indent="-0.25in" fo:margin-left="2.09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402in" fo:text-indent="-0.25in" fo:margin-left="2.34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902in" fo:text-indent="-0.25in" fo:margin-left="2.59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402in" fo:text-indent="-0.25in" fo:margin-left="2.84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0902in" fo:text-indent="-0.25in" fo:margin-left="3.0902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itle:<text:tab/><text:tab/><text:tab/>hardInfo.py developer documentation</text:p>
      <text:p text:style-name="P13">Project:<text:tab/><text:tab/>hardInfo</text:p>
      <text:p text:style-name="P13">Host:<text:tab/><text:tab/><text:tab/>GitHub</text:p>
      <text:p text:style-name="P13">Date Started:<text:tab/><text:tab/>March 18, 2022</text:p>
      <text:p text:style-name="P13">Author:<text:tab/><text:tab/>George Keith Watson</text:p>
      <text:p text:style-name="P12"/>
      <text:p text:style-name="P1"/>
      <text:p text:style-name="P1"><text:span text:style-name="T1">On 2022-03-18 I i</text:span>mported minimal set of GUI components from <text:span text:style-name="T1">another project of mine, </text:span>LinuxLogForensics, <text:span text:style-name="T1">which is the code base of my fileHero project at GitHub,</text:span> and started removing unneeded <text:s/>code from them <text:span text:style-name="T6">to create a new project the purpose of which is to make Linux system hardware information available in a convenient form for Python developers.</text:span></text:p>
      <text:p text:style-name="P1"/>
      <text:p text:style-name="P33">Warning:</text:p>
      <text:p text:style-name="P33"/>
      <text:p text:style-name="P33">The current source archive (hardInfo.zip), when decompressed, will run hardInfo.py (commend: python hardInfo.py) from within the project root folder, but will not run, from the command line, any of the python modules in the folders under the one hardInfor.py is in (the project root folder). <text:s/>This is because the import statements do not work from the sub-directory context, only from the root folder. <text:s/></text:p>
      <text:p text:style-name="P33">To run the demos of the individual modules in the sub-directories, load the project folder into a new PyCharm IDE project with the name “hardInfo”. <text:s/>Then simply run the file your are interested in.</text:p>
      <text:p text:style-name="P1"/>
      <text:p text:style-name="P9">Design Goals</text:p>
      <text:p text:style-name="P4"/>
      <text:p text:style-name="P4"><text:tab/>The primary purpose of this software is to collect all of the hardware, firmware, and bios information possible using Linux commands, <text:span text:style-name="T6">via subprocess.Popen(),</text:span> and make it available in a structured set of Python classes. <text:s/>To see what is <text:span text:style-name="T6">already </text:span>available in the Python library for this purpose, see the output of the os.uname() function. <text:s/>Here’s an example:</text:p>
      <text:p text:style-name="P4"/>
      <text:p text:style-name="P24">posix.uname_result(sysname='Linux', nodename='keithcollins-HP-ProBook-6450b', release='4.15.0-156-generic', version='#163-Ubuntu SMP Thu Aug 19 23:31:58 UTC 2021', machine='x86_64')</text:p>
      <text:p text:style-name="P4"/>
      <text:p text:style-name="P4">The type of this output is &lt;class 'posix.uname_result'&gt;, which is a named tuple.</text:p>
      <text:p text:style-name="P4"/>
      <text:p text:style-name="P4">Here’s what is produced on the same system with the Linux command: uname -a:</text:p>
      <text:p text:style-name="P4"/>
      <text:p text:style-name="P24">Linux keithcollins-HP-ProBook-6450b 4.15.0-156-generic #163-Ubuntu SMP Thu Aug 19 23:31:58 UTC 2021 x86_64 x86_64 x86_64 GNU/Linux</text:p>
      <text:p text:style-name="P4"/>
      <text:p text:style-name="P4"><text:span text:style-name="T2">The named tuple type is immutable, so the built in Python function does have this advantage.</text:span> <text:s/><text:span text:style-name="T2">However, t</text:span>he Python programmer should have a class representing this output as a set of properties <text:span text:style-name="T2">so that methods can be added for any purpose, including security protocols like integrity checking against other system information. <text:s/>The named tuple can always be presrved in the vPython uname class as a property, and since it is presumably produced by a different source, a Python library function rather than the Linux command line via Python’s subprocess.Popen class, it can itself be used for checking program correctness and system integrity.</text:span></text:p>
      <text:p text:style-name="P4"/>
      <text:p text:style-name="P5">os.uname() is an isolated example. <text:s/>The Python library does not have an equivalent of the Linux lshw command, for instance, which produces fairly comprehensive specification of installed hardware which the operating system builds at boot time. <text:s/>When run using sudo, mine produces about 1200 lines of <text:soft-page-break/>output. <text:s/><text:span text:style-name="T3">I did an online search for “python lshw equivalent and found various third party libraries available for free, like those mentioned here: </text:span></text:p>
      <text:p text:style-name="P5"><text:a xlink:type="simple" xlink:href="https://www.thepythoncode.com/article/get-hardware-system-information-python" text:style-name="Internet_20_link" text:visited-style-name="Visited_20_Internet_20_Link">https://www.thepythoncode.com/article/get-hardware-system-information-python</text:a></text:p>
      <text:p text:style-name="P5">“<text:span text:style-name="T3">How to Get Hardware and System Information in Python”</text:span></text:p>
      <text:p text:style-name="P19"/>
      <text:p text:style-name="P21"><text:span text:style-name="T5">As a Python developer, it is handy to use third-party libraries that do the job you actually want, instead of reinventing the wheel each time. In this tutorial, you will be familiar with </text:span><text:a xlink:type="simple" xlink:href="https://github.com/giampaolo/psutil" office:target-frame-name="_blank" xlink:show="new" text:style-name="Internet_20_link" text:visited-style-name="Visited_20_Internet_20_Link"><text:span text:style-name="T5">psutil</text:span></text:a><text:span text:style-name="T5"> which is a cross-platform library for process and system monitoring in Python, as well as the built-in </text:span><text:a xlink:type="simple" xlink:href="https://docs.python.org/3/library/platform.html" office:target-frame-name="_blank" xlink:show="new" text:style-name="Internet_20_link" text:visited-style-name="Visited_20_Internet_20_Link"><text:span text:style-name="T5">platform</text:span></text:a><text:span text:style-name="T4"> </text:span><text:span text:style-name="T5">module to extract your system and hardware information in Python.</text:span></text:p>
      <text:p text:style-name="P20"/>
      <text:p text:style-name="P6">The Python platform module is tedious because you have to request one property at a time, so I wrote a method which puts them all into a map. <text:s/>I also wrote a general PropertySheet GUI component using tkinter.LabelFrame which displays the result. <text:s/></text:p>
      <text:p text:style-name="P6"/>
      <text:p text:style-name="P6">The psutil project would be another alternative. <text:s/>It uses the same Linux command leveraging approach as this project does, but covers different commands and different subject matter. <text:s/>Here is the first paragraph of its PyPI Project description:</text:p>
      <text:p text:style-name="P6"/>
      <text:p text:style-name="P22"><text:span text:style-name="T4">psutil (process and system utilities) is a cross-platform library for retrieving information on </text:span><text:span text:style-name="Strong_20_Emphasis"><text:span text:style-name="T4">running processes</text:span></text:span><text:span text:style-name="T4"> and </text:span><text:span text:style-name="Strong_20_Emphasis"><text:span text:style-name="T4">system utilization</text:span></text:span><text:span text:style-name="T4"> (CPU, memory, disks, network, sensors) in Python. It is useful mainly for </text:span><text:span text:style-name="Strong_20_Emphasis"><text:span text:style-name="T4">system monitoring</text:span></text:span><text:span text:style-name="T4">, </text:span><text:span text:style-name="Strong_20_Emphasis"><text:span text:style-name="T4">profiling and limiting process resources</text:span></text:span><text:span text:style-name="T4"> and </text:span><text:span text:style-name="Strong_20_Emphasis"><text:span text:style-name="T4">management of running processes</text:span></text:span><text:span text:style-name="T4">. It implements many functionalities offered by classic UNIX command line tools such as </text:span><text:span text:style-name="Emphasis"><text:span text:style-name="T4">ps, top, iotop, lsof, netstat, ifconfig, free</text:span></text:span><text:span text:style-name="T4"> and others. </text:span></text:p>
      <text:p text:style-name="P23"/>
      <text:p text:style-name="P4"/>
      <text:p text:style-name="P4"/>
      <text:p text:style-name="P10">API Design Goals</text:p>
      <text:p text:style-name="P3"/>
      <text:p text:style-name="P1"><text:tab/>The API should have a consistency such that all objects, which initially are just JSON structures but <text:span text:style-name="T6">which are</text:span> <text:span text:style-name="T1">now are imported into</text:span> classes, can be assembled into a single unified hardware and platform information <text:s/>structure. <text:s/>All information obtained will be store-able in timeStamped records in a table or tables so that history can be reported if changes are made. <text:s/>This also helps detect malware manipulating the operating systems files or data bases storing the hardware information. The OS collects <text:span text:style-name="T1">the available </text:span>hardware and other platform information on boot.</text:p>
      <text:p text:style-name="P1"/>
      <text:p text:style-name="P7">Goals:</text:p>
      <text:p text:style-name="P1"><text:s text:c="11"/>There needs to be a CLI along with the API.</text:p>
      <text:p text:style-name="P1"><text:s text:c="11"/>A GUI using a property sheet component and a treeview component will also be required.</text:p>
      <text:p text:style-name="P1"><text:s text:c="11"/>The Console can be included along with tool configuration, saving, and piping.</text:p>
      <text:p text:style-name="P1"><text:s text:c="11"/>Piping between tools can then be done using Python classes and data dictionary maps and JSON dict structures.</text:p>
      <text:p text:style-name="P1"/>
      <text:list xml:id="list221397884" text:style-name="L1">
        <text:list-item>
          <text:p text:style-name="P26">Shell out to terminal for sudo.</text:p>
        </text:list-item>
        <text:list-item>
          <text:p text:style-name="P26">Write classes for components in lshw json / dict.</text:p>
        </text:list-item>
        <text:list-item>
          <text:p text:style-name="P26">Complete API on tools implemented so far.</text:p>
        </text:list-item>
        <text:list-item>
          <text:p text:style-name="P26">Run history can be used for tool memory.</text:p>
        </text:list-item>
        <text:list-item>
          <text:p text:style-name="P26">Save output to SQLite DB table.</text:p>
        </text:list-item>
        <text:list-item>
          <text:p text:style-name="P26">CLI for tools and admin implemented so far.</text:p>
        </text:list-item>
        <text:list-item>
          <text:p text:style-name="P26"><text:soft-page-break/>GUI for tools and admin implemented so far.</text:p>
        </text:list-item>
        <text:list-item>
          <text:p text:style-name="P26">Build and test:</text:p>
          <text:list>
            <text:list-item>
              <text:p text:style-name="P26">Makable source archive</text:p>
            </text:list-item>
            <text:list-item>
              <text:p text:style-name="P26">Wheel</text:p>
            </text:list-item>
            <text:list-item>
              <text:p text:style-name="P26">Debian executable</text:p>
            </text:list-item>
          </text:list>
        </text:list-item>
        <text:list-item>
          <text:p text:style-name="P27">API documentation for initial lshw implementation.</text:p>
        </text:list-item>
        <text:list-item>
          <text:p text:style-name="P27">Explain import integrity checking <text:span text:style-name="T7">in programmer documentation.</text:span></text:p>
        </text:list-item>
        <text:list-item>
          <text:p text:style-name="P27">Plan CLI format, improvements over Linux versions where --json is available.</text:p>
        </text:list-item>
        <text:list-item>
          <text:p text:style-name="P27">Plan API capabilities, including those of hierarchical and relational databases.</text:p>
        </text:list-item>
        <text:list-item>
          <text:p text:style-name="P27">Possible application of text indexing.</text:p>
        </text:list-item>
        <text:list-item>
          <text:p text:style-name="P27">Plan GUI capabilities.</text:p>
        </text:list-item>
        <text:list-item>
          <text:p text:style-name="P27">Use of "less" for consistent formatting when piping input in, e.g. (see man pages):<text:line-break/><text:tab/>$: lscpu | less</text:p>
        </text:list-item>
        <text:list-item>
          <text:p text:style-name="P27">DB potential table potential for commands that have arguments that support the "list" argument, like lscpu.<text:line-break/></text:p>
        </text:list-item>
        <text:list-item>
          <text:p text:style-name="P27">Need "comprehensive" getter methods</text:p>
          <text:list>
            <text:list-item>
              <text:p text:style-name="P27">list all instances of a particular class of hardware, include all locations in the hierarchy of hardware where they occur.</text:p>
            </text:list-item>
            <text:list-item>
              <text:p text:style-name="P27">find all instances of a particular class of hardware with a particular attribute name.</text:p>
            </text:list-item>
            <text:list-item>
              <text:p text:style-name="P27">find all instances of a particular class of hardware with a particular attribute name which attribute has a particular value.</text:p>
            </text:list-item>
            <text:list-item>
              <text:p text:style-name="P27">grep type searching of attributes:</text:p>
              <text:list>
                <text:list-item>
                  <text:p text:style-name="P27">by attribute name or value</text:p>
                </text:list-item>
                <text:list-item>
                  <text:p text:style-name="P27">by hardware instance type and attribute name or value,</text:p>
                </text:list-item>
              </text:list>
            </text:list-item>
            <text:list-item>
              <text:p text:style-name="P27">...</text:p>
            </text:list-item>
          </text:list>
        </text:list-item>
      </text:list>
      <text:p text:style-name="P2"/>
      <text:p text:style-name="P2"/>
      <text:p text:style-name="P2">Separate, or sub project idea:</text:p>
      <text:p text:style-name="P2"/>
      <text:p text:style-name="P2">This <text:span text:style-name="T7">produces</text:span> a hierarchical database, so any search or filter method applicable to a hierarchical <text:span text:style-name="T7">d</text:span>atabase should be considered.</text:p>
      <text:p text:style-name="P2"/>
      <text:list xml:id="list58847932" text:style-name="L2">
        <text:list-item>
          <text:p text:style-name="P28">Attribute name indexes: Scan hierarchy for all occurrences of a particular attribute name, as if it were a column.</text:p>
        </text:list-item>
        <text:list-item>
          <text:p text:style-name="P28">Use hash table to record the attribute value as the key and the path to the location as the value, with a bucket for multiple instances of the same value.</text:p>
        </text:list-item>
        <text:list-item>
          <text:p text:style-name="P28">Search for exact match is then just a hash table access.</text:p>
        </text:list-item>
        <text:list-item>
          <text:p text:style-name="P28">Grep and fuzzy matching require a scan of the entire key set, so this is slower, O(n).</text:p>
        </text:list-item>
      </text:list>
      <text:p text:style-name="P2"/>
      <text:p text:style-name="P2"/>
      <text:p text:style-name="P2"/>
      <text:p text:style-name="P2">List of Linux commands [possibly] to be included:</text:p>
      <text:list xml:id="list3677448684" text:style-name="L3">
        <text:list-item>
          <text:p text:style-name="P29">uname</text:p>
        </text:list-item>
        <text:list-item>
          <text:p text:style-name="P30">lshw</text:p>
        </text:list-item>
        <text:list-item>
          <text:p text:style-name="P30">lscpu</text:p>
        </text:list-item>
        <text:list-item>
          <text:p text:style-name="P30">lsblk</text:p>
        </text:list-item>
        <text:list-item>
          <text:p text:style-name="P30">lsusb</text:p>
        </text:list-item>
        <text:list-item>
          <text:p text:style-name="P30">lspci</text:p>
        </text:list-item>
        <text:list-item>
          <text:p text:style-name="P30">lsscsi</text:p>
        </text:list-item>
        <text:list-item>
          <text:p text:style-name="P30">hdparm</text:p>
        </text:list-item>
        <text:list-item>
          <text:p text:style-name="P30">fdisk</text:p>
        </text:list-item>
        <text:list-item>
          <text:p text:style-name="P30">dmidecode</text:p>
        </text:list-item>
        <text:list-item>
          <text:p text:style-name="P30"><text:soft-page-break/>free</text:p>
        </text:list-item>
        <text:list-item>
          <text:p text:style-name="P30">df, pydf</text:p>
        </text:list-item>
        <text:list-item>
          <text:p text:style-name="P30">dmesg</text:p>
        </text:list-item>
        <text:list-item>
          <text:p text:style-name="P30">biosdecode</text:p>
        </text:list-item>
        <text:list-item>
          <text:p text:style-name="P30">dig, host, ip, nmap, ping</text:p>
          <text:p text:style-name="P30"/>
        </text:list-item>
      </text:list>
      <text:p text:style-name="P1"/>
      <text:p text:style-name="P1"/>
      <text:p text:style-name="P25">March 21, 2022:</text:p>
      <text:p text:style-name="P11"/>
      <text:p text:style-name="P15">Runnability of Modules:</text:p>
      <text:p text:style-name="P14"/>
      <text:p text:style-name="P14"><text:tab/>For testing and demonstration purposes all python files in the project, known as modules, are and will remain separately run-able. This also facilitates making separate, individual tools from each later.</text:p>
      <text:p text:style-name="P8"/>
      <text:p text:style-name="P16">CLI Dispatcher:</text:p>
      <text:p text:style-name="P8"/>
      <text:p text:style-name="P8"><text:tab/>Command line response is implemented with class Dispatcher, which is in the modules that require one. <text:s/>Since all modules are and will remain separately run-able, initially for testing purposes and later to make individual tools from each, these so far include:</text:p>
      <text:p text:style-name="P8"><text:tab/>hardInfo.py</text:p>
      <text:p text:style-name="P8"><text:tab/>model/Lshw.py</text:p>
      <text:p text:style-name="P8"><text:tab/>model/LsCpu.py</text:p>
      <text:p text:style-name="P8"/>
      <text:p text:style-name="P8"><text:tab/>The Dispatcher coordinates invocation of the methods needed to respond to user commands.</text:p>
      <text:p text:style-name="P8">Command line arguments have three forms, and for the user's sake will always have only these three forms:</text:p>
      <text:list xml:id="list3323483101" text:style-name="L4">
        <text:list-item>
          <text:p text:style-name="P32">sub-command;</text:p>
        </text:list-item>
        <text:list-item>
          <text:p text:style-name="P32">flag, which is a letter or word preceded by a dash, '-'.<text:line-break/>A flag which activates a particular feature or option; and </text:p>
        </text:list-item>
        <text:list-item>
          <text:p text:style-name="P32">a flag plus an argument;</text:p>
        </text:list-item>
      </text:list>
      <text:p text:style-name="P8">If an argument is more than one word it will be quoted. <text:s/>Any command can have as many arguments as are required to unambiguously specify the program <text:span text:style-name="T11">b</text:span>ehavior desired. <text:span text:style-name="T11">Arguments can be specified in any order.</text:span></text:p>
      <text:p text:style-name="P8"/>
      <text:p text:style-name="P17">Particular<text:span text:style-name="T12"> Command line features and arguments:</text:span></text:p>
      <text:p text:style-name="P18"/>
      <text:list xml:id="list1830787953" text:style-name="L5">
        <text:list-item>
          <text:p text:style-name="P34"><text:span text:style-name="T8">generate:</text:span> <text:s text:c="2"/>Used to run the Linux command that generates the output that is input to this API builder and tool set. <text:s/>This is a type (2) argument.</text:p>
          <text:list>
            <text:list-item>
              <text:p text:style-name="P34">The result can be immediately saved to a file or to a database, or the user can run the API, CLI and GUI with the information in RAM only.</text:p>
            </text:list-item>
            <text:list-item>
              <text:p text:style-name="P34">Arguments included:</text:p>
              <text:list>
                <text:list-item>
                  <text:p text:style-name="P34">The data set identifier, which is the name of the linux command, preceded by a dash.<text:line-break/>This is a flag which is either present or not.<text:line-break/>Absence means that the user wants all possible internal API object generation done.<text:line-break/>The user can also specify the particular ones to run in any order.</text:p>
                </text:list-item>
                <text:list-item>
                  <text:p text:style-name="P34">The flag “-file” followed by the file name to write the JSON structured text to.</text:p>
                </text:list-item>
                <text:list-item>
                  <text:p text:style-name="P34">The flag “-store”, which requires that the information generated be stored in the Output.db SQLite database.<text:line-break/></text:p>
                </text:list-item>
              </text:list>
            </text:list-item>
          </text:list>
        </text:list-item>
        <text:list-item>
          <text:p text:style-name="P35"><text:span text:style-name="T9">help: <text:tab/></text:span><text:span text:style-name="T13">Used to display the help text for the program or for particular commands.</text:span></text:p>
          <text:list>
            <text:list-item>
              <text:p text:style-name="P39">Includes information needed by developers as they test and modify particular features. <text:s/></text:p>
            </text:list-item>
            <text:list-item>
              <text:p text:style-name="P39">Arguments included:</text:p>
              <text:list>
                <text:list-item>
                  <text:p text:style-name="P35">-<text:span text:style-name="T13">gui:<text:tab/>start the help system dialog as a separate popup window which runs while the command line processor also runs.</text:span></text:p>
                </text:list-item>
                <text:list-item>
                  <text:p text:style-name="P36">The data set identifier, which is the name of the linux command, preceded by a dash.<text:line-break/><text:span text:style-name="T13">The user can include any or all in any order. <text:s/>Absence means to perform command on all.</text:span><text:line-break/></text:p>
                </text:list-item>
              </text:list>
            </text:list-item>
          </text:list>
        </text:list-item>
        <text:list-item>
          <text:p text:style-name="P35"><text:span text:style-name="T14">load:</text:span><text:span text:style-name="T15"><text:tab/></text:span><text:span text:style-name="T16">Used to load particular Linux command output data into the API.</text:span></text:p>
          <text:list>
            <text:list-item>
              <text:p text:style-name="P43"><text:soft-page-break/>Arguments included:</text:p>
              <text:list>
                <text:list-item>
                  <text:p text:style-name="P43">A flag indicating whether to load from the storage file or from the database.<text:line-break/>If this is omitted the file is checked first. <text:s/>If the file does not exist the database is checked. If the command’s output is not stored in either, a message is displayed instructing the user to generate it again.</text:p>
                  <text:list>
                    <text:list-item>
                      <text:p text:style-name="P43">Storage file:<text:tab/>-file</text:p>
                    </text:list-item>
                    <text:list-item>
                      <text:p text:style-name="P43">Database:<text:tab/>-db</text:p>
                    </text:list-item>
                  </text:list>
                </text:list-item>
                <text:list-item>
                  <text:p text:style-name="P36">The data set identifier, which is the name of the linux command, preceded by a dash.<text:line-break/><text:span text:style-name="T13">The user can include any or all in any order. <text:s text:c="3"/>Absence means to perform command on all.<text:line-break/>When</text:span><text:span text:style-name="T16"> </text:span><text:span text:style-name="T17">a</text:span><text:span text:style-name="T16"> command’s output is not stored, a message is displayed instructing the user </text:span><text:span text:style-name="T17">that they will need</text:span><text:span text:style-name="T16"> to generate it again, </text:span><text:span text:style-name="T17">and prompting the use for whether to do so now for each command where it is missing.</text:span><text:line-break/></text:p>
                </text:list-item>
              </text:list>
            </text:list-item>
          </text:list>
        </text:list-item>
        <text:list-item>
          <text:p text:style-name="P37"><text:span text:style-name="T10">s</text:span><text:span text:style-name="T8">tore:</text:span><text:tab/><text:span text:style-name="T20">Used when the linux command output was loaded only into the API for it rather than being stored when is was loaded. <text:s/></text:span></text:p>
          <text:list>
            <text:list-item>
              <text:p text:style-name="P40">If the identified output is not currently in memory, the user is informed and prompted for whether they would like to load it. <text:s/></text:p>
            </text:list-item>
            <text:list-item>
              <text:p text:style-name="P41">If the command’s information is already stored in the location specified, the user is informed and prompted for whether they would like to replace it.</text:p>
            </text:list-item>
            <text:list-item>
              <text:p text:style-name="P42">Arguments included:</text:p>
              <text:list>
                <text:list-item>
                  <text:p text:style-name="P38">-<text:span text:style-name="T21">force:<text:tab/>regardless of whether the Linux command’s API has been generated or whether it is already stored, read it fresh and store it in both the file and the database.<text:line-break/>This makes “store -force” the command to use to run all of the Linux commands making the API and storage for all current and available.</text:span></text:p>
                </text:list-item>
                <text:list-item>
                  <text:p text:style-name="P38">The data set identifier, which is the name of the linux command, preceded by a dash.<text:line-break/><text:span text:style-name="T13">The user can include any or all in any order. <text:s/>Absence means to perform command on all.<text:line-break/>When</text:span><text:span text:style-name="T16"> </text:span><text:span text:style-name="T17">a</text:span><text:span text:style-name="T16"> command’s output is not stored, a message is displayed instructing the user </text:span><text:span text:style-name="T17">that they will need</text:span><text:span text:style-name="T16"> to generate it again, </text:span><text:span text:style-name="T17">and prompting the use for whether to do so now for each command where it is missing.</text:span><text:line-break/></text:p>
                </text:list-item>
              </text:list>
            </text:list-item>
          </text:list>
        </text:list-item>
        <text:list-item>
          <text:p text:style-name="P34"><text:span text:style-name="T10">s</text:span><text:span text:style-name="T8">earch:</text:span><text:tab/><text:line-break/></text:p>
        </text:list-item>
        <text:list-item>
          <text:p text:style-name="P34"><text:span text:style-name="T10">u</text:span><text:span text:style-name="T8">pdate:</text:span><text:span text:style-name="T18"> </text:span><text:span text:style-name="T19">This is equivalent to store -force.</text:span><text:line-break/></text:p>
        </text:list-item>
        <text:list-item>
          <text:p text:style-name="P34"><text:span text:style-name="T9">log:</text:span><text:span text:style-name="T13"><text:tab/></text:span><text:line-break/></text:p>
        </text:list-item>
        <text:list-item>
          <text:p text:style-name="P34"><text:span text:style-name="T9">exit:</text:span><text:span text:style-name="T13"><text:tab/></text:span><text:line-break/></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M Mono Prop 10" svg:font-family="'LM Mono Prop 10'" style:font-pitch="variable"/>
    <style:font-face style:name="DejaVu Serif" svg:font-family="'DejaVu Serif'"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eorge Keith Watson Keith Watson</meta:initial-creator>
    <meta:creation-date>2022-03-20T09:11:43.663081221</meta:creation-date>
    <dc:date>2022-03-21T15:18:05.920807479</dc:date>
    <dc:creator>George Keith Watson Keith Watson</dc:creator>
    <meta:editing-duration>PT1H5M29S</meta:editing-duration>
    <meta:editing-cycles>19</meta:editing-cycles>
    <meta:generator>LibreOffice/6.0.7.3$Linux_X86_64 LibreOffice_project/00m0$Build-3</meta:generator>
    <meta:document-statistic meta:table-count="0" meta:image-count="0" meta:object-count="0" meta:page-count="6" meta:paragraph-count="122" meta:word-count="2000" meta:character-count="11950" meta:non-whitespace-character-count="10036"/>
  </office:meta>
</office:document-meta>
</file>